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WD1 HFP Styles</text:p>
      <text:p text:style-name="P1"/>
      <text:p text:style-name="P2">Orange: #c77f49</text:p>
      <text:p text:style-name="P2">Green: #908e4a (Green background color + footer background)</text:p>
      <text:p text:style-name="P2">White: #f3eedb (Main background color)</text:p>
      <text:p text:style-name="P2">Blue: #a3beb5</text:p>
      <text:p text:style-name="P2">Grey: #c1b19a</text:p>
      <text:p text:style-name="P2">Brown: #9c8573 (Nav area only)</text:p>
      <text:p text:style-name="P2"/>
      <text:p text:style-name="P1">DESKTOP</text:p>
      <text:p text:style-name="P2">Nav:</text:p>
      <text:p text:style-name="P3">Text: <text:s/><text:span text:style-name="T5">Segoe UI Semibold, #9c8573, 14px, text-transformed uppercase</text:span></text:p>
      <text:p text:style-name="P4"/>
      <text:p text:style-name="P4">Food Heading Area: </text:p>
      <text:p text:style-name="P4">Images: provided with assets at correct height and width</text:p>
      <text:p text:style-name="P5">Text background boxes: </text:p>
      <text:p text:style-name="P4">Width: 200px</text:p>
      <text:p text:style-name="P4">Height: 150px;</text:p>
      <text:p text:style-name="P4">Opacity: 60%</text:p>
      <text:p text:style-name="P4">Strawberries box color: #c77f49</text:p>
      <text:p text:style-name="P4">Kale box color: #908e4a</text:p>
      <text:p text:style-name="P4">Blueberries box color: #a3beb5</text:p>
      <text:p text:style-name="P4">Walnut box color: #c77f49</text:p>
      <text:p text:style-name="P3"><text:span text:style-name="T4">Text</text:span><text:span text:style-name="T5">: Segoe UI Semibold, #f3eedb, 24px, centered</text:span></text:p>
      <text:p text:style-name="P3"><text:span text:style-name="T4">Text drop shadow</text:span><text:span text:style-name="T5">: text-shadow: 1px 1.732px 5px rgba(0, 0, 0, 0.188);</text:span></text:p>
      <text:p text:style-name="P2"><text:line-break/><text:line-break/></text:p>
      <text:p text:style-name="P2">Main:</text:p>
      <text:p text:style-name="P2"><text:span text:style-name="T2">H1:</text:span> <text:span text:style-name="T1">“Welcome to Ocean Beach...”</text:span> Segoe Script Bold, #908e4a, 36px</text:p>
      <text:p text:style-name="P2"><text:span text:style-name="T2">H2: </text:span><text:span text:style-name="T1">“Membership at People's...”/”People Announces Co-Op Scholarship”/”Winter Hat..” </text:span><text:span text:style-name="T7">Segoe UI Semibold, #908e4a, 24px</text:span></text:p>
      <text:p text:style-name="P3"><text:span text:style-name="T7">H3: </text:span><text:span text:style-name="T8">(example: calendar event titles) Segoe UI Semibold, #908e4a, 18px</text:span></text:p>
      <text:p text:style-name="P2"><text:span text:style-name="T2">Section Headings:</text:span> </text:p>
      <text:p text:style-name="P2"><text:span text:style-name="T1">“{ }”</text:span> - Segoe UI Bold, #c1b19a, 72px</text:p>
      <text:p text:style-name="P2"><text:span text:style-name="T1">Text</text:span> - Segoe UI Semibold, #908e4a, 36px</text:p>
      <text:p text:style-name="P2"><text:span text:style-name="T2">Paragraph:</text:span> Segoe UI Regular, #000, 14px, “leading” 24pt? (have to figure out line height from the leading 24pt)</text:p>
      <text:p text:style-name="P3">Links: <text:span text:style-name="T5">Segoe UI Semibold,</text:span> <text:span text:style-name="T3">#c77f49, underlined</text:span></text:p>
      <text:p text:style-name="P3">Green background box for images: <text:span text:style-name="T3">Width – 350px, Height: 230px, background-color - #908e4a, image centered.</text:span></text:p>
      <text:p text:style-name="P3">Images: <text:span text:style-name="T3">Height – 310, Width - 204.</text:span></text:p>
      <text:p text:style-name="P2"/>
      <text:p text:style-name="P2">Calendar Events:</text:p>
      <text:p text:style-name="P2"><text:span text:style-name="T2">Month</text:span>: Segoe UI Semibold, #908e4a, 30px</text:p>
      <text:p text:style-name="P2"><text:span text:style-name="T2">Day</text:span>: Segoe UI Semilight, #c1b19a, 48px</text:p>
      <text:p text:style-name="P2"><text:span text:style-name="T2">Heading</text:span>: H3 settings</text:p>
      <text:p text:style-name="P2"><text:span text:style-name="T2">Text</text:span>: Segoe UI Regular, #000, 14px</text:p>
      <text:p text:style-name="P2"/>
      <text:p text:style-name="P2"><text:soft-page-break/>Footer:</text:p>
      <text:p text:style-name="P3">Height: <text:span text:style-name="T3">125px</text:span></text:p>
      <text:p text:style-name="P3">Text:<text:span text:style-name="T3"> Segoe Script Bold, 14px, centered</text:span></text:p>
      <text:p text:style-name="P2"><text:span text:style-name="T2">Icons: </text:span><text:span text:style-name="T3">24px x 24px</text:span></text:p>
      <text:p text:style-name="P6"/>
      <text:p text:style-name="P7">MOBILE</text:p>
      <text:p text:style-name="P7"/>
      <text:p text:style-name="P4">Food Heading Area: </text:p>
      <text:p text:style-name="P5">Text background box: </text:p>
      <text:p text:style-name="P4">Width: 300px</text:p>
      <text:p text:style-name="P4">Height: 190px;</text:p>
      <text:p text:style-name="P4">Opacity: 70%</text:p>
      <text:p text:style-name="P4">background-color: #a3beb5</text:p>
      <text:p text:style-name="P3"><text:span text:style-name="T4">Text</text:span><text:span text:style-name="T5">: Segoe UI Semibold, #f3eedb, 18px, centered</text:span></text:p>
      <text:p text:style-name="P2"><text:span text:style-name="T6">Text drop shadow</text:span><text:span text:style-name="T5">: text-shadow: 1px 1.732px 5px rgba(0, 0, 0, 0.188);</text:span><text:line-break/></text:p>
      <text:p text:style-name="P2">Main:</text:p>
      <text:p text:style-name="P2"><text:span text:style-name="T2">H1:</text:span> <text:span text:style-name="T1">“Welcome to Ocean Beach...”</text:span> Segoe Script Bold, #908e4a, 24px</text:p>
      <text:p text:style-name="P2"><text:span text:style-name="T2">H2: </text:span><text:span text:style-name="T1">“Membership at People's...”/”People Announces Co-Op Scholarship”/”Winter Hat..” </text:span><text:span text:style-name="T7">Segoe UI Semibold, #908e4a, 30px</text:span></text:p>
      <text:p text:style-name="P2"><text:span text:style-name="T2">Section Headings:</text:span> </text:p>
      <text:p text:style-name="P2"><text:span text:style-name="T1">“{ }”</text:span> - Segoe UI Bold, #c1b19a, 72px</text:p>
      <text:p text:style-name="P2"><text:span text:style-name="T1">Text</text:span> - Segoe UI Semibold, #908e4a, 36px</text:p>
      <text:p text:style-name="P2"><text:span text:style-name="T2">Paragraph:</text:span> Segoe UI Regular, #000, 18px, “leading” 24pt? (have to figure out line height from the leading 24pt)</text:p>
      <text:p text:style-name="P6"/>
      <text:p text:style-name="P2">Footer-Nav:</text:p>
      <text:p text:style-name="P3"><text:span text:style-name="T3">Text: <text:s/></text:span><text:span text:style-name="T5">Segoe UI Semibold, #9c8573, 24px, text-transformed uppercase</text:span></text:p>
      <text:p text:style-name="P4">Social Icons: 50px x 50px</text:p>
      <text:p text:style-name="P4">Text/Social Items container: Height – 300px, #908e4a, opacity – 90%</text:p>
      <text:p text:style-name="P4">(menu will be done in jQuery, so do the above styles and put display: hide for the section)</text:p>
      <text:p text:style-name="P4">Arrow background: Height – 75px, #908e4a</text:p>
      <text:p text:style-name="P4">Arrow Icon: glyphicon-chevron-up, Width – 50p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6T12:21:16.20</meta:creation-date>
    <dc:date>2016-01-17T13:43:15.18</dc:date>
    <meta:editing-duration>PT1H6M2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66" meta:word-count="373" meta:character-count="2454"/>
  </office:meta>
</office:document-meta>
</file>